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marker-start="a486" draw:marker-end="a487" svg:stroke-opacity="100%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solid" svg:stroke-width="0.026cm" svg:stroke-color="#000000" draw:marker-start="a514" draw:marker-end="a515" svg:stroke-opacity="100%" draw:fill="none" fo:padding-top="0.138cm" fo:padding-bottom="0.138cm" fo:padding-left="0.263cm" fo:padding-right="0.263cm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start="Circle" draw:marker-end="a526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marker-start="Circle" draw:marker-end="a533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000000" draw:marker-start="Circle" draw:marker-end="a547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000000" draw:marker-start="Circle" draw:marker-end="a550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000000" draw:marker-start="Circle" draw:marker-end="a561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000000" draw:marker-start="Circle" draw:marker-end="a579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000000" draw:marker-start="Circle" draw:marker-end="a582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000000" draw:marker-start="Circle" draw:marker-end="a601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000000" draw:marker-start="Circle" draw:marker-end="a642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solid" svg:stroke-width="0.026cm" svg:stroke-color="#000000" draw:marker-start="Circle" draw:marker-end="a645" svg:stroke-opacity="100%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solid" svg:stroke-width="0.026cm" svg:stroke-color="#000000" draw:marker-start="Circle" draw:marker-end="a664" svg:stroke-opacity="100%" draw:fill="none" fo:padding-top="0.138cm" fo:padding-bottom="0.138cm" fo:padding-left="0.263cm" fo:padding-right="0.263cm"/>
    </style:style>
    <style:style style:name="gr17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Flowchart: Process 38" draw:style-name="gr1" draw:text-style-name="P2" draw:layer="layout" svg:width="4.147cm" svg:height="15.108cm" svg:x="0.344cm" svg:y="0.344cm">
          <text:p text:style-name="P1"><text:span text:style-name="T1">Create Node (button) mouseUp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lowchart: Process 3" draw:style-name="gr1" draw:text-style-name="P2" draw:layer="layout" svg:width="2.619cm" svg:height="14.314cm" svg:x="0.556cm" svg:y="0.926cm">
          <text:p text:style-name="P1"><text:span text:style-name="T1">userCre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4" draw:style-name="gr2" draw:text-style-name="P2" draw:layer="layout" svg:width="4.022cm" svg:height="0.318cm" svg:x="-4.285cm" svg:y="0.635cm">
          <text:p text:style-name="P1"><text:span text:style-name="T1">userUpdateNodeTarget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5" draw:style-name="gr2" draw:text-style-name="P2" draw:layer="layout" svg:width="3.598cm" svg:height="0.318cm" svg:x="-4.285cm" svg:y="1.058cm">
          <text:p text:style-name="P1"><text:span text:style-name="T1">userUpdateNodeLinkTyp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6" draw:style-name="gr2" draw:text-style-name="P2" draw:layer="layout" svg:width="3.175cm" svg:height="0.318cm" svg:x="-4.285cm" svg:y="1.482cm">
          <text:p text:style-name="P1"><text:span text:style-name="T1">userUpdateNodeTyp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7" draw:style-name="gr2" draw:text-style-name="P2" draw:layer="layout" svg:width="3.158cm" svg:height="0.318cm" svg:x="-4.268cm" svg:y="1.905cm">
          <text:p text:style-name="P1"><text:span text:style-name="T1">userUpdateNodeTitl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8" draw:style-name="gr2" draw:text-style-name="P2" draw:layer="layout" svg:width="4.022cm" svg:height="0.318cm" svg:x="-4.285cm" svg:y="2.328cm">
          <text:p text:style-name="P1"><text:span text:style-name="T1">userUpdateNodeLinkWeigh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9" draw:style-name="gr2" draw:text-style-name="P2" draw:layer="layout" svg:width="2.54cm" svg:height="0.318cm" svg:x="-4.285cm" svg:y="2.752cm">
          <text:p text:style-name="P1"><text:span text:style-name="T1">userUpd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0" draw:style-name="gr1" draw:text-style-name="P2" draw:layer="layout" svg:width="2.963cm" svg:height="0.974cm" svg:x="0.768cm" svg:y="1.445cm">
          <text:p text:style-name="P1"><text:span text:style-name="T1">Action “createNode”</text:span></text:p>
          <text:p text:style-name="P1"><text:span text:style-name="T2">actionBuffe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1" draw:style-name="gr2" draw:text-style-name="P2" draw:layer="layout" svg:width="1.041cm" svg:height="0.318cm" svg:x="-4.268cm" svg:y="3.598cm">
          <text:p text:style-name="P1"><text:span text:style-name="T1">doI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2" draw:style-name="gr2" draw:text-style-name="P2" draw:layer="layout" svg:width="1.605cm" svg:height="0.318cm" svg:x="-4.302cm" svg:y="4.022cm">
          <text:p text:style-name="P1"><text:span text:style-name="T1">undoI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3" draw:style-name="gr2" draw:text-style-name="P2" draw:layer="layout" svg:width="1.287cm" svg:height="0.318cm" svg:x="-4.302cm" svg:y="4.445cm">
          <text:p text:style-name="P1"><text:span text:style-name="T1">buil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4" draw:style-name="gr2" draw:text-style-name="P2" draw:layer="layout" svg:width="1.994cm" svg:height="0.318cm" svg:x="-4.268cm" svg:y="4.868cm">
          <text:p text:style-name="P1"><text:span text:style-name="T1">cre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5" draw:style-name="gr2" draw:text-style-name="P2" draw:layer="layout" svg:width="1.31cm" svg:height="0.318cm" svg:x="-4.325cm" svg:y="5.292cm">
          <text:p text:style-name="P1"><text:span text:style-name="T1">rende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6" draw:style-name="gr2" draw:text-style-name="P2" draw:layer="layout" svg:width="3.638cm" svg:height="0.318cm" svg:x="-4.325cm" svg:y="5.715cm">
          <text:p text:style-name="P1"><text:span text:style-name="T1">fillNodeDisplayDataGri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7" draw:style-name="gr2" draw:text-style-name="P2" draw:layer="layout" svg:width="3.638cm" svg:height="0.318cm" svg:x="-4.325cm" svg:y="6.138cm">
          <text:p text:style-name="P1"><text:span text:style-name="T1">fillLinkDisplayDataGri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8" draw:style-name="gr2" draw:text-style-name="P2" draw:layer="layout" svg:width="2.38cm" svg:height="0.318cm" svg:x="-4.336cm" svg:y="6.562cm">
          <text:p text:style-name="P1"><text:span text:style-name="T1">symbolLookup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9" draw:style-name="gr2" draw:text-style-name="P2" draw:layer="layout" svg:width="2.062cm" svg:height="0.318cm" svg:x="-4.336cm" svg:y="6.985cm">
          <text:p text:style-name="P1"><text:span text:style-name="T1">node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0" draw:style-name="gr2" draw:text-style-name="P2" draw:layer="layout" svg:width="3.861cm" svg:height="0.318cm" svg:x="-4.336cm" svg:y="7.408cm">
          <text:p text:style-name="P1"><text:span text:style-name="T1">getNodeIDbyDisplayTitl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1" draw:style-name="gr2" draw:text-style-name="P2" draw:layer="layout" svg:width="2.062cm" svg:height="0.318cm" svg:x="-4.336cm" svg:y="7.832cm">
          <text:p text:style-name="P1"><text:span text:style-name="T1">linkList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2" draw:style-name="gr2" draw:text-style-name="P2" draw:layer="layout" svg:width="3.015cm" svg:height="0.318cm" svg:x="-4.336cm" svg:y="8.255cm">
          <text:p text:style-name="P1"><text:span text:style-name="T1">changeNodeSele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3" draw:style-name="gr2" draw:text-style-name="P2" draw:layer="layout" svg:width="3.049cm" svg:height="0.318cm" svg:x="-4.371cm" svg:y="8.678cm">
          <text:p text:style-name="P1"><text:span text:style-name="T1">changeLinkSele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4" draw:style-name="gr2" draw:text-style-name="P2" draw:layer="layout" svg:width="2.54cm" svg:height="0.318cm" svg:x="-4.371cm" svg:y="9.102cm">
          <text:p text:style-name="P1"><text:span text:style-name="T1">userDele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5" draw:style-name="gr2" draw:text-style-name="P2" draw:layer="layout" svg:width="2.54cm" svg:height="0.318cm" svg:x="-4.371cm" svg:y="9.525cm">
          <text:p text:style-name="P1"><text:span text:style-name="T1">userDele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6" draw:style-name="gr2" draw:text-style-name="P2" draw:layer="layout" svg:width="2.54cm" svg:height="0.318cm" svg:x="-4.371cm" svg:y="9.948cm">
          <text:p text:style-name="P1"><text:span text:style-name="T1">dele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7" draw:style-name="gr2" draw:text-style-name="P2" draw:layer="layout" svg:width="2.54cm" svg:height="0.318cm" svg:x="-4.371cm" svg:y="10.372cm">
          <text:p text:style-name="P1"><text:span text:style-name="T1">dele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8" draw:style-name="gr2" draw:text-style-name="P2" draw:layer="layout" svg:width="2.54cm" svg:height="0.318cm" svg:x="-4.336cm" svg:y="10.795cm">
          <text:p text:style-name="P1"><text:span text:style-name="T1">userEdit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9" draw:style-name="gr2" draw:text-style-name="P2" draw:layer="layout" svg:width="2.54cm" svg:height="0.318cm" svg:x="-4.359cm" svg:y="11.218cm">
          <text:p text:style-name="P1"><text:span text:style-name="T1">fillNodeEdito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0" draw:style-name="gr2" draw:text-style-name="P2" draw:layer="layout" svg:width="2.54cm" svg:height="0.318cm" svg:x="-4.394cm" svg:y="11.642cm">
          <text:p text:style-name="P1"><text:span text:style-name="T1">listAllNodes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1" draw:style-name="gr2" draw:text-style-name="P2" draw:layer="layout" svg:width="2.54cm" svg:height="0.318cm" svg:x="-4.416cm" svg:y="12.065cm">
          <text:p text:style-name="P1"><text:span text:style-name="T1">userCrea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2" draw:style-name="gr2" draw:text-style-name="P2" draw:layer="layout" svg:width="2.54cm" svg:height="0.318cm" svg:x="-4.396cm" svg:y="12.488cm">
          <text:p text:style-name="P1"><text:span text:style-name="T1">theNextLinkKey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3" draw:style-name="gr2" draw:text-style-name="P2" draw:layer="layout" svg:width="2.019cm" svg:height="0.318cm" svg:x="-4.425cm" svg:y="12.912cm">
          <text:p text:style-name="P1"><text:span text:style-name="T1">crea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4" draw:style-name="gr2" draw:text-style-name="P2" draw:layer="layout" svg:width="2.54cm" svg:height="0.318cm" svg:x="-4.425cm" svg:y="13.335cm">
          <text:p text:style-name="P1"><text:span text:style-name="T1">upd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5" draw:style-name="gr2" draw:text-style-name="P2" draw:layer="layout" svg:width="2.54cm" svg:height="0.318cm" svg:x="-4.425cm" svg:y="13.758cm">
          <text:p text:style-name="P1"><text:span text:style-name="T1">upda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6" draw:style-name="gr2" draw:text-style-name="P2" draw:layer="layout" svg:width="2.54cm" svg:height="0.318cm" svg:x="-4.425cm" svg:y="14.182cm">
          <text:p text:style-name="P1"><text:span text:style-name="T1">userOpenFil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7" draw:style-name="gr2" draw:text-style-name="P2" draw:layer="layout" svg:width="2.54cm" svg:height="0.318cm" svg:x="-4.445cm" svg:y="14.605cm">
          <text:p text:style-name="P1"><text:span text:style-name="T1">userSaveFil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0" draw:style-name="gr2" draw:text-style-name="P2" draw:layer="layout" svg:width="1.482cm" svg:height="0.318cm" svg:x="-4.311cm" svg:y="3.175cm">
          <text:p text:style-name="P1"><text:span text:style-name="T1">A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1" draw:style-name="gr1" draw:text-style-name="P2" draw:layer="layout" svg:width="2.117cm" svg:height="1.27cm" svg:x="0.768cm" svg:y="2.525cm">
          <text:p text:style-name="P1"><text:span text:style-name="T1">doIt</text:span></text:p>
          <text:p text:style-name="P1"><text:span text:style-name="T2">actionBuffer</text:span></text:p>
          <text:p text:style-name="P1"><text:span text:style-name="T2">actionLis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3" draw:style-name="gr1" draw:text-style-name="P2" xml:id="id1" draw:id="id1" draw:layer="layout" svg:width="2.117cm" svg:height="1.588cm" svg:x="0.768cm" svg:y="3.901cm">
          <text:p text:style-name="P1"><text:span text:style-name="T2">b</text:span><text:span text:style-name="T1">uild</text:span></text:p>
          <text:p text:style-name="P1"><text:span text:style-name="T2">startingArray</text:span></text:p>
          <text:p text:style-name="P1"><text:span text:style-name="T2">workingArray</text:span></text:p>
          <text:p text:style-name="P1"><text:span text:style-name="T1">actionLis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4" draw:style-name="gr1" draw:text-style-name="P2" xml:id="id2" draw:id="id2" draw:layer="layout" svg:width="2.196cm" svg:height="0.926cm" svg:x="5.001cm" svg:y="5.106cm">
          <text:p text:style-name="P1"><text:span text:style-name="T1">createNode</text:span></text:p>
          <text:p text:style-name="P1"><text:span text:style-name="T2">workingArray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67" draw:style-name="gr3" draw:layer="layout" svg:x1="2.885cm" svg:y1="4.695cm" svg:x2="6.099cm" svg:y2="5.106cm" draw:start-shape="id1" draw:start-glue-point="1" draw:end-shape="id2" draw:end-glue-point="0" svg:d="M2885 4695h1058v-125h2156v536" svg:viewBox="0 0 3215 537">
          <text:p/>
        </draw:connector>
        <draw:custom-shape draw:name="Flowchart: Process 15" draw:style-name="gr1" draw:text-style-name="P2" draw:layer="layout" svg:width="3.254cm" svg:height="9.282cm" svg:x="0.768cm" svg:y="5.641cm">
          <text:p text:style-name="P1"><text:span text:style-name="T1">Render</text:span></text:p>
          <text:p text:style-name="P1"><text:span text:style-name="T2">currentSelection</text:span></text:p>
          <text:p text:style-name="P1"><text:span text:style-name="T1">previousSelection</text:span></text:p>
          <text:p text:style-name="P1"><text:span text:style-name="T2">currentLinkSelection</text:span></text:p>
          <text:p text:style-name="P1"><text:span text:style-name="T1">previousLinkSele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6" draw:style-name="gr1" draw:text-style-name="P2" draw:layer="layout" svg:width="3.638cm" svg:height="6.615cm" svg:x="1.018cm" svg:y="7.567cm">
          <text:p text:style-name="P1"><text:span text:style-name="T1">fillNodeDisplayDataGrid</text:span></text:p>
          <text:p text:style-name="P1"><text:span text:style-name="T2">workingArray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9" draw:style-name="gr2" draw:text-style-name="P2" draw:layer="layout" svg:width="2.062cm" svg:height="0.318cm" svg:x="1.218cm" svg:y="8.52cm">
          <text:p text:style-name="P1"><text:span text:style-name="T1">node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79" draw:style-name="gr4" draw:layer="layout" svg:x1="6.099cm" svg:y1="6.032cm" svg:x2="2.885cm" svg:y2="4.695cm" draw:start-shape="id2" draw:start-glue-point="2" draw:end-shape="id1" draw:end-glue-point="1" svg:d="M6099 6032v537h-2156v-1874h-1058" svg:viewBox="0 0 3215 1875">
          <text:p/>
        </draw:connector>
        <draw:custom-shape draw:name="Flowchart: Process 84" draw:style-name="gr5" draw:text-style-name="P2" xml:id="id3" draw:id="id3" draw:layer="layout" svg:width="3.175cm" svg:height="0.49cm" svg:x="7.738cm" svg:y="0.23cm">
          <text:p text:style-name="P3"><text:span text:style-name="T1">Create Node (button)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ight Arrow 85" draw:style-name="gr2" draw:text-style-name="P2" xml:id="id4" draw:id="id4" draw:layer="layout" svg:width="2.752cm" svg:height="0.847cm" svg:x="8.043cm" svg:y="1.087cm">
          <text:p text:style-name="P1"><text:span text:style-name="T1">userCreateNode</text:span></text:p>
          <draw:enhanced-geometry svg:viewBox="0 0 21600 21600" draw:text-areas="0 ?f0 ?f5 ?f2" draw:glue-points="?f1 0 ?f1 21600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86" draw:style-name="gr6" draw:layer="layout" draw:line-skew="0cm 1.322cm" svg:x1="10.913cm" svg:y1="0.475cm" svg:x2="8.043cm" svg:y2="1.51cm" draw:start-shape="id3" draw:start-glue-point="1" draw:end-shape="id4" draw:end-glue-point="3" svg:d="M10913 475h536v541h-4248v494h842" svg:viewBox="0 0 4249 1036">
          <text:p/>
        </draw:connector>
        <draw:custom-shape draw:name="Flowchart: Process 3" draw:style-name="gr1" draw:text-style-name="P2" xml:id="id5" draw:id="id5" draw:layer="layout" svg:width="2.619cm" svg:height="14.314cm" svg:x="7.621cm" svg:y="2.48cm">
          <text:p text:style-name="P1"><text:span text:style-name="T1">userCre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93" draw:style-name="gr7" draw:layer="layout" draw:line-skew="0cm 1.482cm" svg:x1="10.795cm" svg:y1="1.51cm" svg:x2="8.93cm" svg:y2="2.48cm" draw:start-shape="id4" draw:start-glue-point="1" draw:end-shape="id5" draw:end-glue-point="0" svg:d="M10795 1510h537v522h-2402v448" svg:viewBox="0 0 2403 971">
          <text:p/>
        </draw:connector>
        <draw:custom-shape draw:name="Flowchart: Process 10" draw:style-name="gr1" draw:text-style-name="P5" xml:id="id6" draw:id="id6" draw:layer="layout" svg:width="2.117cm" svg:height="0.551cm" svg:x="7.832cm" svg:y="3.047cm">
          <text:p text:style-name="P4"><text:span text:style-name="T2">a</text:span><text:span text:style-name="T1">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Right Arrow 101" draw:style-name="gr2" draw:text-style-name="P2" xml:id="id7" draw:id="id7" draw:layer="layout" svg:width="2.752cm" svg:height="0.847cm" svg:x="10.795cm" svg:y="2.388cm">
          <text:p text:style-name="P1"><text:span text:style-name="T1">“</text:span><text:span text:style-name="T1">createNode”</text:span></text:p>
          <draw:enhanced-geometry svg:viewBox="0 0 21600 21600" draw:text-areas="0 ?f0 ?f5 ?f2" draw:glue-points="?f1 0 ?f1 21600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102" draw:style-name="gr8" draw:layer="layout" svg:x1="9.949cm" svg:y1="3.322cm" svg:x2="10.795cm" svg:y2="2.811cm" draw:start-shape="id6" draw:start-glue-point="1" draw:end-shape="id7" draw:end-glue-point="3" svg:d="M9949 3322h423v-511h423" svg:viewBox="0 0 847 512">
          <text:p/>
        </draw:connector>
        <draw:connector draw:name="Elbow Connector 103" draw:style-name="gr9" draw:layer="layout" svg:x1="13.547cm" svg:y1="2.811cm" svg:x2="16.487cm" svg:y2="2.54cm" draw:start-shape="id7" draw:start-glue-point="1" draw:end-shape="id8" draw:end-glue-point="0" svg:d="M13547 2811h656v-808h2284v537" svg:viewBox="0 0 2941 809">
          <text:p/>
        </draw:connector>
        <draw:custom-shape draw:name="Flowchart: Process 10" draw:style-name="gr1" draw:text-style-name="P2" xml:id="id8" draw:id="id8" draw:layer="layout" svg:width="3.26cm" svg:height="1.239cm" svg:x="14.857cm" svg:y="2.54cm">
          <text:p text:style-name="P1"><text:span text:style-name="T2">a</text:span><text:span text:style-name="T1">ction argument</text:span></text:p>
          <text:p text:style-name="P1"><text:span text:style-name="T2">Put argument after actionBuffe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15" draw:style-name="gr10" draw:layer="layout" svg:x1="14.857cm" svg:y1="3.159cm" svg:x2="9.949cm" svg:y2="3.322cm" draw:start-shape="id8" draw:start-glue-point="3" draw:end-shape="id6" draw:end-glue-point="1" svg:d="M14857 3159h-2454v163h-2454" svg:viewBox="0 0 4909 164">
          <text:p/>
        </draw:connector>
        <draw:custom-shape draw:name="Flowchart: Process 11" draw:style-name="gr1" draw:text-style-name="P2" xml:id="id9" draw:id="id9" draw:layer="layout" svg:width="2.117cm" svg:height="0.476cm" svg:x="7.827cm" svg:y="3.704cm">
          <text:p text:style-name="P1"><text:span text:style-name="T1">doI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1" draw:style-name="gr1" draw:text-style-name="P2" xml:id="id10" draw:id="id10" draw:layer="layout" svg:width="3.387cm" svg:height="1.644cm" svg:x="14.817cm" svg:y="4.653cm">
          <text:p text:style-name="P1"><text:span text:style-name="T1">doIt</text:span></text:p>
          <text:p text:style-name="P1"><text:span text:style-name="T2">Move the oldest entry in the actionBuffer to the </text:span></text:p>
          <text:p text:style-name="P1"><text:span text:style-name="T2">actionList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23" draw:style-name="gr11" draw:layer="layout" svg:x1="9.944cm" svg:y1="3.942cm" svg:x2="16.51cm" svg:y2="4.653cm" draw:start-shape="id9" draw:start-glue-point="1" draw:end-shape="id10" draw:end-glue-point="0" svg:d="M9944 3942h6566v711" svg:viewBox="0 0 6567 712">
          <text:p/>
        </draw:connector>
        <draw:connector draw:name="Elbow Connector 133" draw:style-name="gr12" draw:layer="layout" svg:x1="14.817cm" svg:y1="5.475cm" svg:x2="9.944cm" svg:y2="3.942cm" draw:start-shape="id10" draw:start-glue-point="3" draw:end-shape="id9" draw:end-glue-point="1" svg:d="M14817 5475h-2437v-1533h-2436" svg:viewBox="0 0 4874 1534">
          <text:p/>
        </draw:connector>
        <draw:custom-shape draw:name="Flowchart: Process 13" draw:style-name="gr1" draw:text-style-name="P2" xml:id="id11" draw:id="id11" draw:layer="layout" svg:width="2.117cm" svg:height="0.477cm" svg:x="7.827cm" svg:y="4.298cm">
          <text:p text:style-name="P1"><text:span text:style-name="T2">b</text:span><text:span text:style-name="T1">uil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3" draw:style-name="gr1" draw:text-style-name="P2" xml:id="id12" draw:id="id12" draw:layer="layout" svg:width="4.185cm" svg:height="4.94cm" svg:x="16.492cm" svg:y="6.49cm">
          <text:p text:style-name="P1"><text:span text:style-name="T2">B</text:span><text:span text:style-name="T1">uild</text:span></text:p>
          <text:p text:style-name="P1"><text:span text:style-name="T2">Put startingArray into workingArray</text:span></text:p>
          <text:p text:style-name="P1"><text:span text:style-name="T1"/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38" draw:style-name="gr13" draw:layer="layout" svg:x1="9.944cm" svg:y1="4.536cm" svg:x2="18.584cm" svg:y2="6.49cm" draw:start-shape="id11" draw:start-glue-point="1" draw:end-shape="id12" draw:end-glue-point="0" svg:d="M9944 4536h8640v1954" svg:viewBox="0 0 8641 1955">
          <text:p/>
        </draw:connector>
        <draw:custom-shape draw:name="Flowchart: Process 13" draw:style-name="gr1" draw:text-style-name="P2" draw:layer="layout" svg:width="3.67cm" svg:height="3.39cm" svg:x="16.731cm" svg:y="7.786cm">
          <text:p text:style-name="P1"><text:span text:style-name="T2">Switch tLine of actionList</text:span></text:p>
          <text:p text:style-name="P1"><text:span text:style-name="T1"/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4" draw:style-name="gr2" draw:text-style-name="P2" xml:id="id13" draw:id="id13" draw:layer="layout" svg:width="1.994cm" svg:height="0.318cm" svg:x="16.871cm" svg:y="8.367cm">
          <text:p text:style-name="P1"><text:span text:style-name="T1">cre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6" draw:style-name="gr2" draw:text-style-name="P2" draw:layer="layout" svg:width="2.54cm" svg:height="0.318cm" svg:x="16.874cm" svg:y="8.79cm">
          <text:p text:style-name="P1"><text:span text:style-name="T1">dele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7" draw:style-name="gr2" draw:text-style-name="P2" draw:layer="layout" svg:width="2.54cm" svg:height="0.318cm" svg:x="16.874cm" svg:y="9.637cm">
          <text:p text:style-name="P1"><text:span text:style-name="T1">dele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3" draw:style-name="gr2" draw:text-style-name="P2" draw:layer="layout" svg:width="2.019cm" svg:height="0.318cm" svg:x="16.871cm" svg:y="9.214cm">
          <text:p text:style-name="P1"><text:span text:style-name="T1">crea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4" draw:style-name="gr1" draw:text-style-name="P2" draw:layer="layout" svg:width="2.54cm" svg:height="0.536cm" svg:x="16.871cm" svg:y="10.477cm">
          <text:p text:style-name="P1"><text:span text:style-name="T1">updateNod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35" draw:style-name="gr2" draw:text-style-name="P2" draw:layer="layout" svg:width="2.54cm" svg:height="0.318cm" svg:x="16.871cm" svg:y="10.034cm">
          <text:p text:style-name="P1"><text:span text:style-name="T1">updateLink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4" draw:style-name="gr1" draw:text-style-name="P2" xml:id="id14" draw:id="id14" draw:layer="layout" svg:width="4.233cm" svg:height="1.261cm" svg:x="21.1cm" svg:y="7.106cm">
          <text:p text:style-name="P1"><text:span text:style-name="T1">createNode</text:span></text:p>
          <text:p text:style-name="P1"><text:span text:style-name="T2">New note-node in workingArray</text:span></text:p>
          <text:p text:style-name="P1"><text:span text:style-name="T1">Increment “next” counte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60" draw:style-name="gr14" draw:layer="layout" svg:x1="18.865cm" svg:y1="8.526cm" svg:x2="21.1cm" svg:y2="7.736cm" draw:start-shape="id13" draw:start-glue-point="1" draw:end-shape="id14" draw:end-glue-point="3" svg:d="M18865 8526h1118v-790h1117" svg:viewBox="0 0 2236 791">
          <text:p/>
        </draw:connector>
        <draw:connector draw:name="Elbow Connector 169" draw:style-name="gr15" draw:layer="layout" svg:x1="23.216cm" svg:y1="8.367cm" svg:x2="18.865cm" svg:y2="8.526cm" draw:start-shape="id14" draw:start-glue-point="2" draw:end-shape="id13" draw:end-glue-point="1" svg:d="M23216 8367v536h-3233v-377h-1118" svg:viewBox="0 0 4352 537">
          <text:p/>
        </draw:connector>
        <draw:custom-shape draw:name="Flowchart: Process 13" draw:style-name="gr1" draw:text-style-name="P2" xml:id="id15" draw:id="id15" draw:layer="layout" svg:width="2.117cm" svg:height="0.466cm" svg:x="7.832cm" svg:y="4.868cm">
          <text:p text:style-name="P1"><text:span text:style-name="T2">render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3" draw:style-name="gr1" draw:text-style-name="P2" xml:id="id16" draw:id="id16" draw:layer="layout" svg:width="4.185cm" svg:height="4.523cm" svg:x="10.795cm" svg:y="6.688cm">
          <text:p text:style-name="P1"><text:span text:style-name="T2">render</text:span></text:p>
          <text:p text:style-name="P1"><text:span text:style-name="T2">Put current node &amp; link selections into previou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Put previous node &amp; link into current and reset selection</text:span></text:p>
          <text:p text:style-name="P1"><text:span text:style-name="T2"/></text:p>
          <text:p text:style-name="P1"><text:span text:style-name="T1"/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76" draw:style-name="gr16" draw:layer="layout" svg:x1="9.949cm" svg:y1="5.101cm" svg:x2="12.887cm" svg:y2="6.688cm" draw:start-shape="id15" draw:start-glue-point="1" draw:end-shape="id16" draw:end-glue-point="0" svg:d="M9949 5101h2938v1587" svg:viewBox="0 0 2939 1588">
          <text:p/>
        </draw:connector>
        <draw:connector draw:name="Elbow Connector 138" draw:style-name="gr13" draw:layer="layout" draw:line-skew="0cm 2.022cm" svg:x1="18.584cm" svg:y1="11.43cm" svg:x2="9.944cm" svg:y2="4.536cm" draw:start-shape="id12" draw:start-glue-point="2" draw:end-shape="id11" draw:end-glue-point="1" svg:d="M18584 11430v537h-3344v-7431h-5296" svg:viewBox="0 0 8641 7432">
          <text:p/>
        </draw:connector>
        <draw:custom-shape draw:name="Flowchart: Process 16" draw:style-name="gr2" draw:text-style-name="P2" xml:id="id17" draw:id="id17" draw:layer="layout" svg:width="3.638cm" svg:height="0.487cm" svg:x="10.922cm" svg:y="7.895cm">
          <text:p text:style-name="P1"><text:span text:style-name="T1">fillNodeDisplayDataGri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7" draw:style-name="gr2" draw:text-style-name="P2" xml:id="id19" draw:id="id19" draw:layer="layout" svg:width="3.638cm" svg:height="0.58cm" svg:x="10.922cm" svg:y="8.518cm">
          <text:p text:style-name="P1"><text:span text:style-name="T1">fillLinkDisplayDataGrid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2" draw:style-name="gr2" draw:text-style-name="P2" draw:layer="layout" svg:width="3.015cm" svg:height="0.508cm" svg:x="10.955cm" svg:y="9.906cm">
          <text:p text:style-name="P1"><text:span text:style-name="T1">changeNodeSelection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6" draw:style-name="gr1" draw:text-style-name="P2" xml:id="id18" draw:id="id18" draw:layer="layout" svg:width="4.146cm" svg:height="2.265cm" svg:x="14.288cm" svg:y="12.075cm">
          <text:p text:style-name="P1"><text:span text:style-name="T1">fillNodeDisplayDataGr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et dgData of nodeListDataGrid</text:span></text:p>
          <text:p text:style-name="P1"><text:span text:style-name="T1"/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9" draw:style-name="gr2" draw:text-style-name="P2" xml:id="id21" draw:id="id21" draw:layer="layout" svg:width="2.062cm" svg:height="0.403cm" svg:x="14.37cm" svg:y="12.562cm">
          <text:p text:style-name="P1"><text:span text:style-name="T1">node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1" draw:style-name="gr2" draw:text-style-name="P2" draw:layer="layout" svg:width="2.062cm" svg:height="0.572cm" svg:x="14.37cm" svg:y="13.07cm">
          <text:p text:style-name="P1"><text:span text:style-name="T1">linkList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76" draw:style-name="gr16" draw:layer="layout" svg:x1="14.56cm" svg:y1="8.138cm" svg:x2="16.361cm" svg:y2="12.075cm" draw:start-shape="id17" draw:start-glue-point="1" draw:end-shape="id18" draw:end-glue-point="0" svg:d="M14560 8138h1801v3937" svg:viewBox="0 0 1802 3938">
          <text:p/>
        </draw:connector>
        <draw:connector draw:name="Elbow Connector 176" draw:style-name="gr16" draw:layer="layout" svg:x1="14.56cm" svg:y1="8.808cm" svg:x2="16.043cm" svg:y2="14.732cm" draw:start-shape="id19" draw:start-glue-point="1" draw:end-shape="id20" svg:d="M14560 8808h1483v5924" svg:viewBox="0 0 1484 5925">
          <text:p/>
        </draw:connector>
        <draw:custom-shape draw:name="Flowchart: Process 16" draw:style-name="gr1" draw:text-style-name="P2" xml:id="id20" draw:id="id20" draw:layer="layout" svg:width="4.146cm" svg:height="1.524cm" svg:x="13.97cm" svg:y="14.732cm">
          <text:p text:style-name="P1"><text:span text:style-name="T1">fillLinkDisplayDataGrid</text:span></text:p>
          <text:p text:style-name="P1"><text:span text:style-name="T1"/></text:p>
          <text:p text:style-name="P1"><text:span text:style-name="T1"/></text:p>
          <text:p text:style-name="P1"><text:span text:style-name="T1">Set dgData of linksDataGrid</text:span></text:p>
          <text:p text:style-name="P1"><text:span text:style-name="T1"/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9" draw:style-name="gr2" draw:text-style-name="P2" draw:layer="layout" svg:width="2.062cm" svg:height="0.403cm" svg:x="13.97cm" svg:y="15.34cm">
          <text:p text:style-name="P1"><text:span text:style-name="T1">nodeStrin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19" draw:style-name="gr1" draw:text-style-name="P2" xml:id="id23" draw:id="id23" draw:layer="layout" svg:width="3.078cm" svg:height="1.257cm" svg:x="20.798cm" svg:y="12.713cm">
          <text:p text:style-name="P1"><text:span text:style-name="T1">NodeString tEyeDee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76" draw:style-name="gr16" draw:layer="layout" svg:x1="16.432cm" svg:y1="12.763cm" svg:x2="21.096cm" svg:y2="12.115cm" draw:start-shape="id21" draw:start-glue-point="1" draw:end-shape="id22" draw:end-glue-point="3" svg:d="M16432 12763h2333v-648h2331" svg:viewBox="0 0 4665 649">
          <text:p/>
        </draw:connector>
        <draw:custom-shape draw:name="Right Arrow 101" draw:style-name="gr2" draw:text-style-name="P6" xml:id="id22" draw:id="id22" draw:layer="layout" svg:width="2.752cm" svg:height="0.847cm" svg:x="21.096cm" svg:y="11.692cm">
          <text:p text:style-name="P1"><text:span text:style-name="T1">Node ID</text:span></text:p>
          <draw:enhanced-geometry svg:viewBox="0 0 21600 21600" draw:text-areas="0 ?f0 ?f5 ?f2" draw:glue-points="?f1 0 ?f1 21600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176" draw:style-name="gr16" draw:layer="layout" svg:x1="23.848cm" svg:y1="12.115cm" svg:x2="23.876cm" svg:y2="13.341cm" draw:start-shape="id22" draw:start-glue-point="1" draw:end-shape="id23" draw:end-glue-point="1" svg:d="M23848 12115h565v1226h-537" svg:viewBox="0 0 566 1227">
          <text:p/>
        </draw:connector>
        <draw:custom-shape draw:name="Right Arrow 101" draw:style-name="gr2" draw:text-style-name="P6" xml:id="id24" draw:id="id24" draw:layer="layout" svg:width="2.752cm" svg:height="0.847cm" svg:x="21.084cm" svg:y="14.086cm">
          <text:p text:style-name="P1"><text:span text:style-name="T1">Node string</text:span></text:p>
          <draw:enhanced-geometry svg:viewBox="0 0 21600 21600" draw:text-areas="0 ?f0 ?f5 ?f2" draw:glue-points="?f1 0 ?f1 21600" draw:mirror-horizontal="true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176" draw:style-name="gr16" draw:layer="layout" svg:x1="23.876cm" svg:y1="13.341cm" svg:x2="23.836cm" svg:y2="14.509cm" draw:start-shape="id23" draw:end-shape="id24" draw:end-glue-point="1" svg:d="M23876 13341h537v1168h-577" svg:viewBox="0 0 578 1169">
          <text:p/>
        </draw:connector>
        <draw:connector draw:name="Elbow Connector 176" draw:style-name="gr16" draw:layer="layout" svg:x1="21.084cm" svg:y1="14.509cm" svg:x2="16.432cm" svg:y2="12.763cm" draw:start-shape="id24" draw:start-glue-point="3" draw:end-shape="id21" svg:d="M21084 14509h-2326v-1746h-2326" svg:viewBox="0 0 4653 1747">
          <text:p/>
        </draw:connector>
        <draw:custom-shape draw:name="Flowchart: Process 21" draw:style-name="gr2" draw:text-style-name="P2" xml:id="id25" draw:id="id25" draw:layer="layout" svg:width="2.316cm" svg:height="0.572cm" svg:x="21.052cm" svg:y="13.208cm">
          <text:p text:style-name="P1"><text:span text:style-name="T1">symbolLookup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draw:name="Flowchart: Process 21" draw:style-name="gr1" draw:text-style-name="P2" xml:id="id27" draw:id="id27" draw:layer="layout" svg:width="3.078cm" svg:height="0.572cm" svg:x="25.37cm" svg:y="13.652cm">
          <text:p text:style-name="P1"><text:span text:style-name="T1">SymbolLookup tArg</text:span></text:p>
          <draw:enhanced-geometry svg:viewBox="0 0 1 1" draw:text-areas="?f3 ?f3 ?f4 ?f4" draw:type="non-primitive" draw:enhanced-path="M ?f0 ?f0 L ?f1 ?f0 ?f1 ?f1 ?f0 ?f1 Z N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onnector draw:name="Elbow Connector 176" draw:style-name="gr16" draw:layer="layout" svg:x1="23.368cm" svg:y1="13.494cm" svg:x2="25.692cm" svg:y2="12.892cm" draw:start-shape="id25" draw:start-glue-point="1" draw:end-shape="id26" draw:end-glue-point="3" svg:d="M23368 13494h1163v-602h1161" svg:viewBox="0 0 2325 603">
          <text:p/>
        </draw:connector>
        <draw:custom-shape draw:name="Right Arrow 101" draw:style-name="gr2" draw:text-style-name="P6" xml:id="id26" draw:id="id26" draw:layer="layout" svg:width="2.752cm" svg:height="0.847cm" svg:x="25.692cm" svg:y="12.469cm">
          <text:p text:style-name="P1"><text:span text:style-name="T1">Some word</text:span></text:p>
          <draw:enhanced-geometry svg:viewBox="0 0 21600 21600" draw:text-areas="0 ?f0 ?f5 ?f2" draw:glue-points="?f1 0 ?f1 21600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176" draw:style-name="gr16" draw:layer="layout" svg:x1="28.444cm" svg:y1="12.892cm" svg:x2="28.448cm" svg:y2="13.938cm" draw:start-shape="id26" draw:start-glue-point="1" draw:end-shape="id27" svg:d="M28444 12892h541v1046h-537" svg:viewBox="0 0 542 1047">
          <text:p/>
        </draw:connector>
        <draw:custom-shape draw:name="Right Arrow 101" draw:style-name="gr2" draw:text-style-name="P6" xml:id="id28" draw:id="id28" draw:layer="layout" svg:width="2.752cm" svg:height="0.847cm" svg:x="25.696cm" svg:y="14.478cm">
          <text:p text:style-name="P1"><text:span text:style-name="T1">Some character</text:span></text:p>
          <draw:enhanced-geometry svg:viewBox="0 0 21600 21600" draw:text-areas="0 ?f0 ?f5 ?f2" draw:glue-points="?f1 0 ?f1 21600" draw:mirror-horizontal="true" draw:type="non-primitive" draw:modifiers="1827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Elbow Connector 176" draw:style-name="gr16" draw:layer="layout" svg:x1="28.448cm" svg:y1="13.938cm" svg:x2="28.448cm" svg:y2="14.901cm" draw:start-shape="id27" draw:start-glue-point="1" draw:end-shape="id28" draw:end-glue-point="1" svg:d="M28448 13938h537v963h-537" svg:viewBox="0 0 538 964">
          <text:p/>
        </draw:connector>
        <draw:connector draw:name="Elbow Connector 176" draw:style-name="gr16" draw:layer="layout" svg:x1="25.696cm" svg:y1="14.901cm" svg:x2="23.368cm" svg:y2="13.494cm" draw:start-shape="id28" draw:start-glue-point="3" draw:end-shape="id25" draw:end-glue-point="1" svg:d="M25696 14901h-1164v-1407h-1164" svg:viewBox="0 0 2329 1408">
          <text:p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486" svg:viewBox="0 0 20 30" svg:d="M10 0l-10 30h20z"/>
    <draw:marker draw:name="a487" svg:viewBox="0 0 20 30" svg:d="M10 0l-10 30h20z"/>
    <draw:marker draw:name="a514" svg:viewBox="0 0 20 30" svg:d="M10 0l-10 30h20z"/>
    <draw:marker draw:name="a515" svg:viewBox="0 0 20 30" svg:d="M10 0l-10 30h20z"/>
    <draw:marker draw:name="a526" svg:viewBox="0 0 20 30" svg:d="M10 0l-10 30h20z"/>
    <draw:marker draw:name="a533" svg:viewBox="0 0 20 30" svg:d="M10 0l-10 30h20z"/>
    <draw:marker draw:name="a547" svg:viewBox="0 0 20 30" svg:d="M10 0l-10 30h20z"/>
    <draw:marker draw:name="a550" svg:viewBox="0 0 20 30" svg:d="M10 0l-10 30h20z"/>
    <draw:marker draw:name="a561" svg:viewBox="0 0 20 30" svg:d="M10 0l-10 30h20z"/>
    <draw:marker draw:name="a579" svg:viewBox="0 0 20 30" svg:d="M10 0l-10 30h20z"/>
    <draw:marker draw:name="a582" svg:viewBox="0 0 20 30" svg:d="M10 0l-10 30h20z"/>
    <draw:marker draw:name="a601" svg:viewBox="0 0 20 30" svg:d="M10 0l-10 30h20z"/>
    <draw:marker draw:name="a642" svg:viewBox="0 0 20 30" svg:d="M10 0l-10 30h20z"/>
    <draw:marker draw:name="a645" svg:viewBox="0 0 20 30" svg:d="M10 0l-10 30h20z"/>
    <draw:marker draw:name="a664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20">12/20/14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Windows_x86 LibreOffice_project/3fd416d4c6db7d3204c17ce57a1d70f6e531ee21</meta:generator>
    <dc:title>PowerPoint Presentation</dc:title>
    <meta:initial-creator>matthew p maier</meta:initial-creator>
    <meta:creation-date>2014-12-17T17:02:56Z</meta:creation-date>
    <dc:date>2014-12-20T08:01:52.222000000</dc:date>
    <meta:editing-cycles>12</meta:editing-cycles>
    <meta:editing-duration>PT12H22M9S</meta:editing-duration>
    <meta:document-statistic meta:object-count="250"/>
  </office:meta>
</office:document-meta>
</file>